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2362in" fo:margin-bottom="0in" loext:contextual-spacing="false"/>
    </style:style>
    <style:style style:name="P2" style:family="paragraph" style:parent-style-name="Standard">
      <style:paragraph-properties fo:margin-top="0.2362in" fo:margin-bottom="0in" loext:contextual-spacing="false" fo:text-align="center" style:justify-single-word="false"/>
      <style:text-properties fo:font-size="14pt" fo:language="hu" fo:country="HU" fo:font-weight="bold" officeooo:rsid="0014f116" officeooo:paragraph-rsid="0014f116" style:font-size-asian="14pt" style:font-weight-asian="bold" style:font-size-complex="14pt" style:font-weight-complex="bold"/>
    </style:style>
    <style:style style:name="P3" style:family="paragraph" style:parent-style-name="Standard">
      <style:paragraph-properties fo:margin-top="0.2362in" fo:margin-bottom="0in" loext:contextual-spacing="false"/>
      <style:text-properties officeooo:paragraph-rsid="0016eb37"/>
    </style:style>
    <style:style style:name="P4" style:family="paragraph" style:parent-style-name="Standard">
      <style:paragraph-properties fo:margin-top="0.2362in" fo:margin-bottom="0in" loext:contextual-spacing="false" fo:break-before="page"/>
      <style:text-properties fo:font-size="12pt" fo:language="hu" fo:country="HU" officeooo:rsid="0019acb7" officeooo:paragraph-rsid="0019acb7" style:font-size-asian="12pt" style:font-size-complex="12pt"/>
    </style:style>
    <style:style style:name="P5" style:family="paragraph" style:parent-style-name="Heading_20_1">
      <style:paragraph-properties fo:margin-top="0.2362in" fo:margin-bottom="0in" loext:contextual-spacing="false"/>
      <style:text-properties fo:font-size="12pt" fo:language="hu" fo:country="HU" fo:font-weight="normal" officeooo:rsid="0019acb7" officeooo:paragraph-rsid="0019acb7" style:font-size-asian="12pt" style:font-weight-asian="normal" style:font-size-complex="12pt" style:font-weight-complex="normal"/>
    </style:style>
    <style:style style:name="P6" style:family="paragraph" style:parent-style-name="Text_20_body">
      <style:paragraph-properties fo:margin-top="0.2362in" fo:margin-bottom="0.2362in" loext:contextual-spacing="false"/>
      <style:text-properties fo:language="hu" fo:country="HU" officeooo:paragraph-rsid="0019acb7"/>
    </style:style>
    <style:style style:name="P7" style:family="paragraph" style:parent-style-name="Text_20_body">
      <style:paragraph-properties fo:margin-top="0in" fo:margin-bottom="0in" loext:contextual-spacing="false"/>
    </style:style>
    <style:style style:name="P8" style:family="paragraph" style:parent-style-name="Standard">
      <style:paragraph-properties fo:margin-top="0.2362in" fo:margin-bottom="0in" loext:contextual-spacing="false"/>
      <style:text-properties fo:font-size="12pt" fo:language="hu" fo:country="HU" officeooo:rsid="001a44f5" officeooo:paragraph-rsid="001a44f5" style:font-size-asian="12pt" style:font-size-complex="12pt"/>
    </style:style>
    <style:style style:name="P9" style:family="paragraph" style:parent-style-name="Standard">
      <style:paragraph-properties fo:margin-top="0.2362in" fo:margin-bottom="0in" loext:contextual-spacing="false"/>
      <style:text-properties fo:font-size="12pt" fo:language="hu" fo:country="HU" officeooo:rsid="0020f96b" officeooo:paragraph-rsid="0020f96b" style:font-size-asian="10.5pt" style:font-size-complex="12pt"/>
    </style:style>
    <style:style style:name="P10" style:family="paragraph" style:parent-style-name="Standard">
      <style:paragraph-properties fo:margin-top="0.2362in" fo:margin-bottom="0in" loext:contextual-spacing="false"/>
      <style:text-properties fo:font-size="12pt" fo:language="hu" fo:country="HU" officeooo:rsid="00228507" officeooo:paragraph-rsid="00228507" style:font-size-asian="10.5pt" style:font-size-complex="12pt"/>
    </style:style>
    <style:style style:name="P11" style:family="paragraph" style:parent-style-name="Standard">
      <style:paragraph-properties fo:margin-top="0.2362in" fo:margin-bottom="0in" loext:contextual-spacing="false" fo:break-before="page"/>
      <style:text-properties officeooo:paragraph-rsid="001f6e28"/>
    </style:style>
    <style:style style:name="T1" style:family="text">
      <style:text-properties fo:font-size="12pt" style:font-size-asian="12pt" style:font-size-complex="12pt"/>
    </style:style>
    <style:style style:name="T2" style:family="text">
      <style:text-properties fo:font-size="12pt" officeooo:rsid="0019acb7" style:font-size-asian="12pt" style:font-size-complex="12pt"/>
    </style:style>
    <style:style style:name="T3" style:family="text">
      <style:text-properties fo:font-size="12pt" fo:language="hu" fo:country="HU" style:font-size-asian="12pt" style:font-size-complex="12pt"/>
    </style:style>
    <style:style style:name="T4" style:family="text">
      <style:text-properties fo:font-size="12pt" fo:language="hu" fo:country="HU" officeooo:rsid="001a0a6e" style:font-size-asian="12pt" style:font-size-complex="12pt"/>
    </style:style>
    <style:style style:name="T5" style:family="text">
      <style:text-properties fo:font-size="12pt" fo:language="hu" fo:country="HU" fo:font-style="italic" style:font-size-asian="12pt" style:font-size-complex="12pt"/>
    </style:style>
    <style:style style:name="T6" style:family="text">
      <style:text-properties fo:font-size="10pt" officeooo:rsid="0016eb37" style:font-size-asian="10pt" style:font-size-complex="10pt"/>
    </style:style>
    <style:style style:name="T7" style:family="text">
      <style:text-properties fo:font-size="10pt" officeooo:rsid="001f6e28" style:font-size-asian="10pt" style:font-size-complex="10pt"/>
    </style:style>
    <style:style style:name="T8" style:family="text">
      <style:text-properties fo:font-size="10pt" fo:language="hu" fo:country="HU" style:font-size-asian="10pt" style:font-size-complex="10pt"/>
    </style:style>
    <style:style style:name="T9" style:family="text">
      <style:text-properties fo:font-size="10pt" fo:language="hu" fo:country="HU" officeooo:rsid="0016eb37" style:font-size-asian="10pt" style:font-size-complex="10pt"/>
    </style:style>
    <style:style style:name="T10" style:family="text">
      <style:text-properties fo:font-size="10pt" fo:language="hu" fo:country="HU" officeooo:rsid="0019bc59" style:font-size-asian="10pt" style:font-size-complex="10pt"/>
    </style:style>
    <style:style style:name="T11" style:family="text">
      <style:text-properties fo:font-size="10pt" fo:language="hu" fo:country="HU" officeooo:rsid="001f6e28" style:font-size-asian="10pt" style:font-size-complex="10pt"/>
    </style:style>
    <style:style style:name="T12" style:family="text">
      <style:text-properties fo:font-size="10pt" fo:language="hu" fo:country="HU" fo:font-style="italic" style:font-size-asian="10pt" style:font-size-complex="10pt"/>
    </style:style>
    <style:style style:name="T13" style:family="text">
      <style:text-properties fo:language="hu" fo:country="HU" fo:font-style="italic" style:font-style-asian="italic" style:font-style-complex="italic"/>
    </style:style>
    <style:style style:name="T14" style:family="text">
      <style:text-properties fo:language="hu" fo:country="HU" fo:font-style="normal" officeooo:rsid="0019bc59" style:font-style-asian="normal" style:font-style-complex="normal"/>
    </style:style>
    <style:style style:name="T15" style:family="text">
      <style:text-properties officeooo:rsid="001d9914"/>
    </style:style>
    <style:style style:name="T16" style:family="text">
      <style:text-properties style:font-name="Liberation Serif" fo:font-size="10pt" fo:language="hu" fo:country="HU" fo:font-weight="normal" officeooo:rsid="0016eb37" style:font-size-asian="10pt" style:font-weight-asian="normal"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wton és a Principia</text:p>
      <text:p text:style-name="P6"><text:span text:style-name="T2">Sokat hallhatunk Newtonról (és az almáról), de</text:span><text:span text:style-name="T1"> </text:span><text:span text:style-name="T2">annál</text:span><text:span text:style-name="T1"> kevese</text:span><text:span text:style-name="T2">bbet</text:span><text:span text:style-name="T1"> tud</text:span><text:span text:style-name="T2">unk</text:span><text:span text:style-name="T1"> </text:span><text:span text:style-name="T2">róla</text:span><text:span text:style-name="T1">, és amit tud</text:span><text:span text:style-name="T2">unk</text:span><text:span text:style-name="T1">, gyakran azt is félre értelmezzük. </text:span><text:span text:style-name="T2">Ezt jól <text:s/>megfogalmazza </text:span><text:span text:style-name="T1">a világhírű közgazdász, John Maynard Keynes, amely 1942-ben, Newton születésének 300-adik évfordulóján </text:span><text:span text:style-name="T2">szólalt fel</text:span><text:span text:style-name="T1">:</text:span></text:p>
      <text:p text:style-name="P7"><text:span text:style-name="T13">„…A 18. század óta Newtont a modern kor első és legnagyobb tudósának tartják, racionalistának, aki megtanított minket vegytisztán, a hideg ész szabályai szerint gondolkodni. Én más megvilágításban látom őt. Nem hiszem, hogy bárki, aki figyelmesen átolvasta annak a ládának a tartalmát, amelyet 1696-ban csomagolt össze, mielőtt végleg elhagyta volna Cambridge-t, így látná Newtont. Az ebben őrzött iratok, bár részben szétszóródtak, nagy részük mégis ránk hagyományozódott. Ezek tanúsága szerint Newton nem az ész korának első embere volt, hanem az utolsó mágus, az egyik utolsó a babiloni és sumér varázslók közül, az utolsó nagy elme, aki ugyanazzal a kereső tekintettel szemlélte a látható és a szellemi világot, mint azok, akik nem kevesebb, mint 10 000 évvel ezelőtt lerakták szellemi örökségünk első építőköveit…”</text:span><text:a xlink:type="simple" xlink:href="#[1]" text:style-name="Internet_20_link" text:visited-style-name="Visited_20_Internet_20_Link"><text:span text:style-name="T14">[1]</text:span></text:a></text:p>
      <text:p text:style-name="P8">A ládában található iratokból sokat <text:span text:style-name="T15">megtudhatunk</text:span> a Bölcsek kövéről, az <text:span text:style-name="T15">elsüllyedt</text:span> Atlantisz legendájáról, Salamon Templomáról, <text:span text:style-name="T15">titkos</text:span> mágia és misztikus tanításokról, végtelenről, Krisztus <text:span text:style-name="T15">újbóli</text:span> eljöveteléről, és a világ végéről.</text:p>
      <text:p text:style-name="P8">Newton szentül hitte hogy a <text:span text:style-name="T15">tudomány</text:span> segítségével <text:span text:style-name="T15">ezekre a titkokra magyarázatot adhat. Ezért elszántan kutatta a természetet,olyan megfigyeléseket tett amit senki más, olyan kérdéseket tett fel ami az akkori emberek számára egyértelmű volt: Miért minden lefele?</text:span></text:p>
      <text:p text:style-name="P1"><text:span text:style-name="T3">„</text:span><text:span text:style-name="T5">A jelenségekből még nem tudtam feltárni a gravitáció ezen jellemzőinek magyarázatát, és én nem találok ki hipotéziseket. Bármi, ami nem vezethető le a jelenségekből, hipotézisnek nevezendő; a hipotéziseknek pedig, legyenek azok metafizikaiak vagy fizikaiak, épüljenek okkult sajátságokra, vagy legyenek mechanikaiak, nincs helyük a tapasztalati filozófiában. Ebben a filozófiában a jelenségekből szabatos tételekre következtetünk, és később indukcióval tesszük azokat általánossá.</text:span><text:span text:style-name="T3">” „</text:span><text:span text:style-name="T5">Elegendő (leszögezni), hogy a nehézkedés létezik, hogy az általunk megállapított törvények szerint hat, és hogy képes az égitestek és a tenger valamennyi mozgásának a megmagyarázására.</text:span><text:span text:style-name="T3">” </text:span><text:a xlink:type="simple" xlink:href="#[2]" text:style-name="Internet_20_link" text:visited-style-name="Visited_20_Internet_20_Link"><text:span text:style-name="T4">[2]</text:span></text:a></text:p>
      <text:p text:style-name="P9">Newton azt vallotta, hogy világunkat az Atya úgy alkotta meg, hogy nyomokat hagyott, hogy a végső összefüggéseket ki lehessen fürkészni, és az Ő mibenlétét megfejthessük. Szerinte az okkult gyökerek kötik össze a világunkat. Nem is tévedett. Ugyan is, a kor emberei, úgy gondolták hogy az égi és földi fizika különböző, más törvények érvényesülnek. Ő azonban összekötötte őket, megfigyeléseit pontos, rendszerezett módon lejegyezte. </text:p>
      <text:p text:style-name="P10">Ezeket Newton a még korábban (1169,</text:p>
      <text:p text:style-name="P11"><text:bookmark-start text:name="[1]"/><text:span text:style-name="T9">[1]</text:span><text:bookmark-end text:name="[1]"/><text:span text:style-name="T9"> </text:span><text:span text:style-name="T11">Részlet </text:span><text:span text:style-name="T16">John Maynard Keynes </text:span><text:span text:style-name="T6">Newton, the Man </text:span><text:span text:style-name="T7">beszédéből </text:span><text:span text:style-name="T6">- </text:span><text:span text:style-name="T9">Tóth Csilla fordítása</text:span></text:p>
      <text:p text:style-name="P3"><text:bookmark-start text:name="[2]"/><text:span text:style-name="T9">[</text:span><text:span text:style-name="T10">2</text:span><text:span text:style-name="T9">]</text:span><text:bookmark-end text:name="[2]"/><text:span text:style-name="T9">: </text:span><text:span text:style-name="T8">Isaac Newton – </text:span><text:span text:style-name="T12">Philosophiae Naturalis Principia Mathematica</text:span><text:span text:style-name="T8">, General Scholium. Harmadik kiadás, I. Bernard Cohen és Anne Whitman 1999-es angol nyelvű fordításának 943. oldala. (University of California Press, </text:span><text:a xlink:type="simple" xlink:href="https://hu.wikipedia.org/wiki/Speciális:Könyvforrások/0520088174" text:style-name="Internet_20_link" text:visited-style-name="Visited_20_Internet_20_Link"><text:span text:style-name="T8">ISBN 0-520-08817-4</text:span></text:a><text:span text:style-name="T8">).</text:span></text:p>
      <text:p text:style-name="P4">Egyébb források:</text:p>
      <text:h text:style-name="P5" text:outline-level="1">Dr. Héjjas István, honlapja és írása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8T16:16:31.843415443</dc:date>
    <meta:editing-duration>PT1H35S</meta:editing-duration>
    <meta:editing-cycles>6</meta:editing-cycles>
    <meta:generator>LibreOffice/5.1.4.2$Linux_X86_64 LibreOffice_project/10m0$Build-2</meta:generator>
    <meta:document-statistic meta:table-count="0" meta:image-count="0" meta:object-count="0" meta:page-count="3" meta:paragraph-count="12" meta:word-count="427" meta:character-count="3111" meta:non-whitespace-character-count="2693"/>
  </office:meta>
</office:document-meta>
</file>